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299d" officeooo:paragraph-rsid="0012299d"/>
    </style:style>
    <style:style style:name="P2" style:family="paragraph" style:parent-style-name="Standard" style:list-style-name="L1">
      <style:text-properties officeooo:rsid="0012299d" officeooo:paragraph-rsid="0012299d"/>
    </style:style>
    <style:style style:name="P3" style:family="paragraph" style:parent-style-name="Standard" style:list-style-name="L2">
      <style:text-properties officeooo:rsid="0012299d" officeooo:paragraph-rsid="0012299d"/>
    </style:style>
    <style:style style:name="P4" style:family="paragraph" style:parent-style-name="Standard" style:list-style-name="L2">
      <style:text-properties officeooo:rsid="00137271" officeooo:paragraph-rsid="00137271"/>
    </style:style>
    <style:style style:name="P5" style:family="paragraph" style:parent-style-name="Standard" style:list-style-name="L1">
      <style:text-properties officeooo:rsid="00137271" officeooo:paragraph-rsid="00137271"/>
    </style:style>
    <style:style style:name="P6" style:family="paragraph" style:parent-style-name="Standard">
      <style:text-properties officeooo:rsid="00152249" officeooo:paragraph-rsid="00137271"/>
    </style:style>
    <style:style style:name="P7" style:family="paragraph" style:parent-style-name="Standard">
      <style:text-properties officeooo:rsid="00152249" officeooo:paragraph-rsid="001522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 B p. 54</text:p>
      <text:p text:style-name="P1"/>
      <text:p text:style-name="P1">Lazos con las nociones :</text:p>
      <text:list xml:id="list801500189440076204" text:style-name="L1">
        <text:list-item>
          <text:p text:style-name="P2">Idea del Progreso</text:p>
          <text:list>
            <text:list-item>
              <text:p text:style-name="P2">No tienen ropa porque son indígenas</text:p>
              <text:list>
                <text:list-header>
                  <text:p text:style-name="P2">Es su manera de vivir</text:p>
                  <text:p text:style-name="P2">Andan nesnudos</text:p>
                </text:list-header>
              </text:list>
            </text:list-item>
            <text:list-item>
              <text:p text:style-name="P2">Viven de lo que produce la selva amazónica</text:p>
            </text:list-item>
            <text:list-item>
              <text:p text:style-name="P2">Cuando llega <text:tab/>la modernidad <text:tab/>destruye su medio de vida</text:p>
              <text:p text:style-name="P2"><text:s/><text:tab/><text:tab/>el progreso</text:p>
              <text:list>
                <text:list-item>
                  <text:p text:style-name="P2">La agricultura masiva → la deforestación</text:p>
                </text:list-item>
                <text:list-item>
                  <text:p text:style-name="P2">Es progreso para la economía, pero una regresión para los indígenas</text:p>
                </text:list-item>
              </text:list>
            </text:list-item>
            <text:list-item>
              <text:p text:style-name="P5">Difusión mediática de este problema</text:p>
              <text:p text:style-name="P5">→ la denuncia → de la destrucción</text:p>
              <text:p text:style-name="P5"/>
            </text:list-item>
            <text:list-item>
              <text:p text:style-name="P5">Tal vez el presidente de Brazil vaya a aúmentar la deforestación</text:p>
            </text:list-item>
          </text:list>
          <text:p text:style-name="P5"/>
        </text:list-item>
        <text:list-item>
          <text:p text:style-name="P5">Espacios e Intercambios</text:p>
          <text:list>
            <text:list-item>
              <text:p text:style-name="P5">Esta problema nos concerna</text:p>
            </text:list-item>
          </text:list>
        </text:list-item>
      </text:list>
      <text:p text:style-name="P6"/>
      <text:p text:style-name="P1"/>
      <text:p text:style-name="P1"/>
      <text:p text:style-name="P1"/>
      <text:p text:style-name="P1">Lexique :</text:p>
      <text:list xml:id="list4708157316010322847" text:style-name="L2">
        <text:list-item>
          <text:p text:style-name="P3">Andar = marcher</text:p>
          <text:list>
            <text:list-item>
              <text:p text:style-name="P4">On peut l’utiliser pour exprimer une façon d’être</text:p>
            </text:list-item>
          </text:list>
        </text:list-item>
        <text:list-item>
          <text:p text:style-name="P3">La selva amazónica = La forêt amazonienne</text:p>
        </text:list-item>
        <text:list-item>
          <text:p text:style-name="P4">Favorecer = favori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9:25:11.050000000</meta:creation-date>
    <dc:date>2018-11-05T10:04:32.567000000</dc:date>
    <meta:editing-duration>PT26M30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3" meta:word-count="134" meta:character-count="675" meta:non-whitespace-character-count="577"/>
  </office:meta>
</office:document-meta>
</file>